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calculation-settings table:precision-as-shown="true"/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office:value-type="string">
            <text:p>ynorm</text:p>
          </table:table-cell>
          <table:table-cell office:value-type="string">
            <text:p>t/tlivre</text:p>
          </table:table-cell>
          <table:table-cell office:value-type="string">
            <text:p>p/plivre</text:p>
          </table:table-cell>
          <table:table-cell office:value-type="string">
            <text:p>u/ulivre</text:p>
          </table:table-cell>
          <table:table-cell office:value-type="string">
            <text:p>mach</text:p>
          </table:table-cell>
          <table:table-cell table:style-name="Default" office:value-type="string">
            <text:p>centerY</text:p>
          </table:table-cell>
          <table:table-cell office:value-type="string">
            <text:p>p/plivre ads</text:p>
          </table:table-cell>
        </table:table-row>
        <table:table-row table:style-name="ro1">
          <table:table-cell/>
          <table:table-cell table:formula="oooc:=(([.G3])*30)/(0.00000976563)" office:value-type="float" office:value="30.0134246">
            <text:p>30.0134246</text:p>
          </table:table-cell>
          <table:table-cell office:value-type="float" office:value="1.00039917">
            <text:p>1.0003992</text:p>
          </table:table-cell>
          <table:table-cell office:value-type="float" office:value="1">
            <text:p>1</text:p>
          </table:table-cell>
          <table:table-cell office:value-type="float" office:value="1.00001608">
            <text:p>1.0000161</text:p>
          </table:table-cell>
          <table:table-cell office:value-type="float" office:value="4.00023327">
            <text:p>4.0002333</text:p>
          </table:table-cell>
          <table:table-cell office:value-type="float" office:value="0.00000976563">
            <text:p>9.77E-00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formula="oooc:=(([.G4])*30)/(0.00000976563)" office:value-type="float" office:value="29.5219049">
            <text:p>29.5219049</text:p>
          </table:table-cell>
          <table:table-cell office:value-type="float" office:value="1.00153844">
            <text:p>1.0015384</text:p>
          </table:table-cell>
          <table:table-cell office:value-type="float" office:value="1.00199562">
            <text:p>1.0019956</text:p>
          </table:table-cell>
          <table:table-cell office:value-type="float" office:value="1.000074">
            <text:p>1.000074</text:p>
          </table:table-cell>
          <table:table-cell office:value-type="float" office:value="4.00065887">
            <text:p>4.0006589</text:p>
          </table:table-cell>
          <table:table-cell office:value-type="float" office:value="0.00000960938">
            <text:p>9.61E-006</text:p>
          </table:table-cell>
          <table:table-cell/>
        </table:table-row>
        <table:table-row table:style-name="ro1">
          <table:table-cell/>
          <table:table-cell table:formula="oooc:=(([.G5])*30)/(0.00000976563)" office:value-type="float" office:value="29.0303851">
            <text:p>29.0303851</text:p>
          </table:table-cell>
          <table:table-cell office:value-type="float" office:value="1.00233281">
            <text:p>1.0023328</text:p>
          </table:table-cell>
          <table:table-cell office:value-type="float" office:value="1.00297111">
            <text:p>1.0029711</text:p>
          </table:table-cell>
          <table:table-cell office:value-type="float" office:value="1.00011038">
            <text:p>1.0001104</text:p>
          </table:table-cell>
          <table:table-cell office:value-type="float" office:value="4.00079861">
            <text:p>4.0007986</text:p>
          </table:table-cell>
          <table:table-cell office:value-type="float" office:value="0.00000945313">
            <text:p>9.45E-00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formula="oooc:=(([.G6])*30)/(0.00000976563)" office:value-type="float" office:value="28.5695854">
            <text:p>28.5695854</text:p>
          </table:table-cell>
          <table:table-cell office:value-type="float" office:value="1.0028191">
            <text:p>1.0028191</text:p>
          </table:table-cell>
          <table:table-cell office:value-type="float" office:value="1.00358957">
            <text:p>1.0035896</text:p>
          </table:table-cell>
          <table:table-cell office:value-type="float" office:value="1.00013008">
            <text:p>1.0001301</text:p>
          </table:table-cell>
          <table:table-cell office:value-type="float" office:value="4.00079842">
            <text:p>4.0007984</text:p>
          </table:table-cell>
          <table:table-cell office:value-type="float" office:value="0.00000929688">
            <text:p>9.30E-006</text:p>
          </table:table-cell>
          <table:table-cell/>
        </table:table-row>
        <table:table-row table:style-name="ro1">
          <table:table-cell/>
          <table:table-cell table:formula="oooc:=(([.G7])*30)/(0.00000976563)" office:value-type="float" office:value="28.0780656">
            <text:p>28.0780656</text:p>
          </table:table-cell>
          <table:table-cell office:value-type="float" office:value="1.00302208">
            <text:p>1.0030221</text:p>
          </table:table-cell>
          <table:table-cell office:value-type="float" office:value="1.0039341">
            <text:p>1.0039341</text:p>
          </table:table-cell>
          <table:table-cell office:value-type="float" office:value="1.00013397">
            <text:p>1.000134</text:p>
          </table:table-cell>
          <table:table-cell office:value-type="float" office:value="4.00072342">
            <text:p>4.0007234</text:p>
          </table:table-cell>
          <table:table-cell office:value-type="float" office:value="0.00000914063">
            <text:p>9.14E-00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formula="oooc:=(([.G8])*30)/(0.00000976563)" office:value-type="float" office:value="27.5865459">
            <text:p>27.5865459</text:p>
          </table:table-cell>
          <table:table-cell office:value-type="float" office:value="1.00296316">
            <text:p>1.0029632</text:p>
          </table:table-cell>
          <table:table-cell office:value-type="float" office:value="1.00414786">
            <text:p>1.0041479</text:p>
          </table:table-cell>
          <table:table-cell office:value-type="float" office:value="1.0001201">
            <text:p>1.0001201</text:p>
          </table:table-cell>
          <table:table-cell office:value-type="float" office:value="4.00059361">
            <text:p>4.0005936</text:p>
          </table:table-cell>
          <table:table-cell office:value-type="float" office:value="0.00000898438000000001">
            <text:p>8.98E-006</text:p>
          </table:table-cell>
          <table:table-cell/>
        </table:table-row>
        <table:table-row table:style-name="ro1">
          <table:table-cell/>
          <table:table-cell table:formula="oooc:=(([.G9])*30)/(0.00000976563)" office:value-type="float" office:value="27.1257461">
            <text:p>27.1257461</text:p>
          </table:table-cell>
          <table:table-cell office:value-type="float" office:value="1.00269181">
            <text:p>1.0026918</text:p>
          </table:table-cell>
          <table:table-cell office:value-type="float" office:value="1.00429535">
            <text:p>1.0042954</text:p>
          </table:table-cell>
          <table:table-cell office:value-type="float" office:value="1.00009054">
            <text:p>1.0000905</text:p>
          </table:table-cell>
          <table:table-cell office:value-type="float" office:value="4.00041878">
            <text:p>4.0004188</text:p>
          </table:table-cell>
          <table:table-cell office:value-type="float" office:value="0.00000882813000000001">
            <text:p>8.83E-006</text:p>
          </table:table-cell>
          <table:table-cell/>
        </table:table-row>
        <table:table-row table:style-name="ro1">
          <table:table-cell/>
          <table:table-cell table:formula="oooc:=(([.G10])*30)/(0.00000976563)" office:value-type="float" office:value="26.6342264">
            <text:p>26.6342264</text:p>
          </table:table-cell>
          <table:table-cell office:value-type="float" office:value="1.00230344">
            <text:p>1.0023034</text:p>
          </table:table-cell>
          <table:table-cell office:value-type="float" office:value="1.00440863">
            <text:p>1.0044086</text:p>
          </table:table-cell>
          <table:table-cell office:value-type="float" office:value="1.00005259">
            <text:p>1.0000526</text:p>
          </table:table-cell>
          <table:table-cell office:value-type="float" office:value="4.00021864">
            <text:p>4.0002186</text:p>
          </table:table-cell>
          <table:table-cell office:value-type="float" office:value="0.00000867188000000001">
            <text:p>8.67E-006</text:p>
          </table:table-cell>
          <table:table-cell/>
        </table:table-row>
        <table:table-row table:style-name="ro1">
          <table:table-cell/>
          <table:table-cell table:formula="oooc:=(([.G11])*30)/(0.00000976563)" office:value-type="float" office:value="26.1734266">
            <text:p>26.1734266</text:p>
          </table:table-cell>
          <table:table-cell office:value-type="float" office:value="1.00191649">
            <text:p>1.0019165</text:p>
          </table:table-cell>
          <table:table-cell office:value-type="float" office:value="1.00448066">
            <text:p>1.0044807</text:p>
          </table:table-cell>
          <table:table-cell office:value-type="float" office:value="1.00001689">
            <text:p>1.0000169</text:p>
          </table:table-cell>
          <table:table-cell office:value-type="float" office:value="4.00002301">
            <text:p>4.000023</text:p>
          </table:table-cell>
          <table:table-cell office:value-type="float" office:value="0.00000851563000000001">
            <text:p>8.52E-006</text:p>
          </table:table-cell>
          <table:table-cell/>
        </table:table-row>
        <table:table-row table:style-name="ro1">
          <table:table-cell/>
          <table:table-cell table:formula="oooc:=(([.G12])*30)/(0.00000976563)" office:value-type="float" office:value="25.6819069">
            <text:p>25.6819069</text:p>
          </table:table-cell>
          <table:table-cell office:value-type="float" office:value="1.00162066">
            <text:p>1.0016207</text:p>
          </table:table-cell>
          <table:table-cell office:value-type="float" office:value="1.00446059">
            <text:p>1.0044606</text:p>
          </table:table-cell>
          <table:table-cell office:value-type="float" office:value="0.999992846">
            <text:p>0.9999928</text:p>
          </table:table-cell>
          <table:table-cell office:value-type="float" office:value="3.9998611">
            <text:p>3.9998611</text:p>
          </table:table-cell>
          <table:table-cell office:value-type="float" office:value="0.00000835938000000001">
            <text:p>8.36E-00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formula="oooc:=(([.G13])*30)/(0.00000976563)" office:value-type="float" office:value="25.1903871">
            <text:p>25.1903871</text:p>
          </table:table-cell>
          <table:table-cell office:value-type="float" office:value="1.00143879">
            <text:p>1.0014388</text:p>
          </table:table-cell>
          <table:table-cell office:value-type="float" office:value="1.00427307">
            <text:p>1.0042731</text:p>
          </table:table-cell>
          <table:table-cell office:value-type="float" office:value="0.999984595">
            <text:p>0.9999846</text:p>
          </table:table-cell>
          <table:table-cell office:value-type="float" office:value="3.99974969">
            <text:p>3.9997497</text:p>
          </table:table-cell>
          <table:table-cell office:value-type="float" office:value="0.00000820313000000001">
            <text:p>8.20E-006</text:p>
          </table:table-cell>
          <table:table-cell/>
        </table:table-row>
        <table:table-row table:style-name="ro1">
          <table:table-cell/>
          <table:table-cell table:formula="oooc:=(([.G14])*30)/(0.00000976563)" office:value-type="float" office:value="24.7295873">
            <text:p>24.7295873</text:p>
          </table:table-cell>
          <table:table-cell office:value-type="float" office:value="1.00132984">
            <text:p>1.0013298</text:p>
          </table:table-cell>
          <table:table-cell office:value-type="float" office:value="1.00383248">
            <text:p>1.0038325</text:p>
          </table:table-cell>
          <table:table-cell office:value-type="float" office:value="0.99998994">
            <text:p>0.9999899</text:p>
          </table:table-cell>
          <table:table-cell office:value-type="float" office:value="3.99969329">
            <text:p>3.9996933</text:p>
          </table:table-cell>
          <table:table-cell office:value-type="float" office:value="0.00000804688000000001">
            <text:p>8.05E-006</text:p>
          </table:table-cell>
          <table:table-cell/>
        </table:table-row>
        <table:table-row table:style-name="ro1">
          <table:table-cell/>
          <table:table-cell table:formula="oooc:=(([.G15])*30)/(0.00000976563)" office:value-type="float" office:value="24.2380676">
            <text:p>24.2380676</text:p>
          </table:table-cell>
          <table:table-cell office:value-type="float" office:value="1.0012233">
            <text:p>1.0012233</text:p>
          </table:table-cell>
          <table:table-cell office:value-type="float" office:value="1.00315699">
            <text:p>1.003157</text:p>
          </table:table-cell>
          <table:table-cell office:value-type="float" office:value="1.00000187">
            <text:p>1.0000019</text:p>
          </table:table-cell>
          <table:table-cell office:value-type="float" office:value="3.99968432">
            <text:p>3.9996843</text:p>
          </table:table-cell>
          <table:table-cell office:value-type="float" office:value="0.00000789063000000001">
            <text:p>7.89E-006</text:p>
          </table:table-cell>
          <table:table-cell/>
        </table:table-row>
        <table:table-row table:style-name="ro1">
          <table:table-cell/>
          <table:table-cell table:formula="oooc:=(([.G16])*30)/(0.00000976563)" office:value-type="float" office:value="23.7465478">
            <text:p>23.7465478</text:p>
          </table:table-cell>
          <table:table-cell office:value-type="float" office:value="1.0010699">
            <text:p>1.0010699</text:p>
          </table:table-cell>
          <table:table-cell office:value-type="float" office:value="1.00234888">
            <text:p>1.0023489</text:p>
          </table:table-cell>
          <table:table-cell office:value-type="float" office:value="1.00001359">
            <text:p>1.0000136</text:p>
          </table:table-cell>
          <table:table-cell office:value-type="float" office:value="3.99970937">
            <text:p>3.9997094</text:p>
          </table:table-cell>
          <table:table-cell office:value-type="float" office:value="0.00000773438000000002">
            <text:p>7.73E-00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formula="oooc:=(([.G17])*30)/(0.00000976563)" office:value-type="float" office:value="23.2857481">
            <text:p>23.2857481</text:p>
          </table:table-cell>
          <table:table-cell office:value-type="float" office:value="1.00085911">
            <text:p>1.0008591</text:p>
          </table:table-cell>
          <table:table-cell office:value-type="float" office:value="1.00154002">
            <text:p>1.00154</text:p>
          </table:table-cell>
          <table:table-cell office:value-type="float" office:value="1.00002067">
            <text:p>1.0000207</text:p>
          </table:table-cell>
          <table:table-cell office:value-type="float" office:value="3.99975183">
            <text:p>3.9997518</text:p>
          </table:table-cell>
          <table:table-cell office:value-type="float" office:value="0.00000757813000000002">
            <text:p>7.58E-006</text:p>
          </table:table-cell>
          <table:table-cell/>
        </table:table-row>
        <table:table-row table:style-name="ro1">
          <table:table-cell/>
          <table:table-cell table:formula="oooc:=(([.G18])*30)/(0.00000976563)" office:value-type="float" office:value="22.7942283">
            <text:p>22.7942283</text:p>
          </table:table-cell>
          <table:table-cell office:value-type="float" office:value="1.00061762">
            <text:p>1.0006176</text:p>
          </table:table-cell>
          <table:table-cell office:value-type="float" office:value="1.00083256">
            <text:p>1.0008326</text:p>
          </table:table-cell>
          <table:table-cell office:value-type="float" office:value="1.00002242">
            <text:p>1.0000224</text:p>
          </table:table-cell>
          <table:table-cell office:value-type="float" office:value="3.99979994">
            <text:p>3.9997999</text:p>
          </table:table-cell>
          <table:table-cell office:value-type="float" office:value="0.00000742188000000002">
            <text:p>7.42E-006</text:p>
          </table:table-cell>
          <table:table-cell/>
        </table:table-row>
        <table:table-row table:style-name="ro1">
          <table:table-cell/>
          <table:table-cell table:formula="oooc:=(([.G19])*30)/(0.00000976563)" office:value-type="float" office:value="22.3334286">
            <text:p>22.3334286</text:p>
          </table:table-cell>
          <table:table-cell office:value-type="float" office:value="1.00038805">
            <text:p>1.0003881</text:p>
          </table:table-cell>
          <table:table-cell office:value-type="float" office:value="1.00027587">
            <text:p>1.0002759</text:p>
          </table:table-cell>
          <table:table-cell office:value-type="float" office:value="1.00002072">
            <text:p>1.0000207</text:p>
          </table:table-cell>
          <table:table-cell office:value-type="float" office:value="3.99984917">
            <text:p>3.9998492</text:p>
          </table:table-cell>
          <table:table-cell office:value-type="float" office:value="0.00000726563000000002">
            <text:p>7.27E-006</text:p>
          </table:table-cell>
          <table:table-cell/>
        </table:table-row>
        <table:table-row table:style-name="ro1">
          <table:table-cell/>
          <table:table-cell table:formula="oooc:=(([.G20])*30)/(0.00000976563)" office:value-type="float" office:value="21.8419088">
            <text:p>21.8419088</text:p>
          </table:table-cell>
          <table:table-cell office:value-type="float" office:value="1.00020582">
            <text:p>1.0002058</text:p>
          </table:table-cell>
          <table:table-cell office:value-type="float" office:value="0.999886237">
            <text:p>0.9998862</text:p>
          </table:table-cell>
          <table:table-cell office:value-type="float" office:value="1.00001814">
            <text:p>1.0000181</text:p>
          </table:table-cell>
          <table:table-cell office:value-type="float" office:value="3.99989915">
            <text:p>3.9998992</text:p>
          </table:table-cell>
          <table:table-cell office:value-type="float" office:value="0.00000710938000000002">
            <text:p>7.11E-006</text:p>
          </table:table-cell>
          <table:table-cell/>
        </table:table-row>
        <table:table-row table:style-name="ro1">
          <table:table-cell/>
          <table:table-cell table:formula="oooc:=(([.G21])*30)/(0.00000976563)" office:value-type="float" office:value="21.3503891">
            <text:p>21.3503891</text:p>
          </table:table-cell>
          <table:table-cell office:value-type="float" office:value="1.00008327">
            <text:p>1.0000833</text:p>
          </table:table-cell>
          <table:table-cell office:value-type="float" office:value="0.999650263">
            <text:p>0.9996503</text:p>
          </table:table-cell>
          <table:table-cell office:value-type="float" office:value="1.00001578">
            <text:p>1.0000158</text:p>
          </table:table-cell>
          <table:table-cell office:value-type="float" office:value="3.9999466">
            <text:p>3.9999466</text:p>
          </table:table-cell>
          <table:table-cell office:value-type="float" office:value="0.00000695313000000002">
            <text:p>6.95E-00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formula="oooc:=(([.G22])*30)/(0.00000976563)" office:value-type="float" office:value="20.8895893">
            <text:p>20.8895893</text:p>
          </table:table-cell>
          <table:table-cell office:value-type="float" office:value="1.00000736">
            <text:p>1.0000074</text:p>
          </table:table-cell>
          <table:table-cell office:value-type="float" office:value="0.999549971">
            <text:p>0.99955</text:p>
          </table:table-cell>
          <table:table-cell office:value-type="float" office:value="1.00001321">
            <text:p>1.0000132</text:p>
          </table:table-cell>
          <table:table-cell office:value-type="float" office:value="3.99998372">
            <text:p>3.9999837</text:p>
          </table:table-cell>
          <table:table-cell office:value-type="float" office:value="0.00000679688000000002">
            <text:p>6.80E-006</text:p>
          </table:table-cell>
          <table:table-cell/>
        </table:table-row>
        <table:table-row table:style-name="ro1">
          <table:table-cell/>
          <table:table-cell table:formula="oooc:=(([.G23])*30)/(0.00000976563)" office:value-type="float" office:value="20.3980696">
            <text:p>20.3980696</text:p>
          </table:table-cell>
          <table:table-cell office:value-type="float" office:value="0.999949747">
            <text:p>0.9999497</text:p>
          </table:table-cell>
          <table:table-cell office:value-type="float" office:value="0.999547867">
            <text:p>0.9995479</text:p>
          </table:table-cell>
          <table:table-cell office:value-type="float" office:value="1.0000092">
            <text:p>1.0000092</text:p>
          </table:table-cell>
          <table:table-cell office:value-type="float" office:value="4.0000005">
            <text:p>4.0000005</text:p>
          </table:table-cell>
          <table:table-cell office:value-type="float" office:value="0.00000664063000000002">
            <text:p>6.64E-006</text:p>
          </table:table-cell>
          <table:table-cell/>
        </table:table-row>
        <table:table-row table:style-name="ro1">
          <table:table-cell/>
          <table:table-cell table:formula="oooc:=(([.G24])*30)/(0.00000976563)" office:value-type="float" office:value="19.9065498">
            <text:p>19.9065498</text:p>
          </table:table-cell>
          <table:table-cell office:value-type="float" office:value="0.999882374">
            <text:p>0.9998824</text:p>
          </table:table-cell>
          <table:table-cell office:value-type="float" office:value="0.999595991">
            <text:p>0.999596</text:p>
          </table:table-cell>
          <table:table-cell office:value-type="float" office:value="1.00000189">
            <text:p>1.0000019</text:p>
          </table:table-cell>
          <table:table-cell office:value-type="float" office:value="3.9999868">
            <text:p>3.9999868</text:p>
          </table:table-cell>
          <table:table-cell office:value-type="float" office:value="0.00000648438000000003">
            <text:p>6.48E-006</text:p>
          </table:table-cell>
          <table:table-cell/>
        </table:table-row>
        <table:table-row table:style-name="ro1">
          <table:table-cell/>
          <table:table-cell table:formula="oooc:=(([.G25])*30)/(0.00000976563)" office:value-type="float" office:value="19.44575">
            <text:p>19.44575</text:p>
          </table:table-cell>
          <table:table-cell office:value-type="float" office:value="0.99976711">
            <text:p>0.9997671</text:p>
          </table:table-cell>
          <table:table-cell office:value-type="float" office:value="0.999628118">
            <text:p>0.9996281</text:p>
          </table:table-cell>
          <table:table-cell office:value-type="float" office:value="0.999985261">
            <text:p>0.9999853</text:p>
          </table:table-cell>
          <table:table-cell office:value-type="float" office:value="3.99991855">
            <text:p>3.9999186</text:p>
          </table:table-cell>
          <table:table-cell office:value-type="float" office:value="0.00000632813000000003">
            <text:p>6.33E-006</text:p>
          </table:table-cell>
          <table:table-cell/>
        </table:table-row>
        <table:table-row table:style-name="ro1">
          <table:table-cell/>
          <table:table-cell table:formula="oooc:=(([.G26])*30)/(0.00000976563)" office:value-type="float" office:value="18.9542303">
            <text:p>18.9542303</text:p>
          </table:table-cell>
          <table:table-cell office:value-type="float" office:value="0.999637041">
            <text:p>0.999637</text:p>
          </table:table-cell>
          <table:table-cell office:value-type="float" office:value="0.999628201">
            <text:p>0.9996282</text:p>
          </table:table-cell>
          <table:table-cell office:value-type="float" office:value="0.99997891">
            <text:p>0.9999789</text:p>
          </table:table-cell>
          <table:table-cell office:value-type="float" office:value="3.99987316">
            <text:p>3.9998732</text:p>
          </table:table-cell>
          <table:table-cell office:value-type="float" office:value="0.00000617188000000003">
            <text:p>6.17E-00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formula="oooc:=(([.G27])*30)/(0.00000976563)" office:value-type="float" office:value="18.4934305">
            <text:p>18.4934305</text:p>
          </table:table-cell>
          <table:table-cell office:value-type="float" office:value="0.999453551">
            <text:p>0.9994536</text:p>
          </table:table-cell>
          <table:table-cell office:value-type="float" office:value="0.999478496">
            <text:p>0.9994785</text:p>
          </table:table-cell>
          <table:table-cell office:value-type="float" office:value="0.999969776">
            <text:p>0.9999698</text:p>
          </table:table-cell>
          <table:table-cell office:value-type="float" office:value="3.99980267">
            <text:p>3.9998027</text:p>
          </table:table-cell>
          <table:table-cell office:value-type="float" office:value="0.00000601563000000003">
            <text:p>6.02E-006</text:p>
          </table:table-cell>
          <table:table-cell/>
        </table:table-row>
        <table:table-row table:style-name="ro1">
          <table:table-cell/>
          <table:table-cell table:formula="oooc:=(([.G28])*30)/(0.00000976563)" office:value-type="float" office:value="18.0019108">
            <text:p>18.0019108</text:p>
          </table:table-cell>
          <table:table-cell office:value-type="float" office:value="0.999251605">
            <text:p>0.9992516</text:p>
          </table:table-cell>
          <table:table-cell office:value-type="float" office:value="0.999157882">
            <text:p>0.9991579</text:p>
          </table:table-cell>
          <table:table-cell office:value-type="float" office:value="0.999962693">
            <text:p>0.9999627</text:p>
          </table:table-cell>
          <table:table-cell office:value-type="float" office:value="3.99973995">
            <text:p>3.99974</text:p>
          </table:table-cell>
          <table:table-cell office:value-type="float" office:value="0.00000585938000000003">
            <text:p>5.86E-006</text:p>
          </table:table-cell>
          <table:table-cell/>
        </table:table-row>
        <table:table-row table:style-name="ro1">
          <table:table-cell/>
          <table:table-cell table:formula="oooc:=(([.G29])*30)/(0.00000976563)" office:value-type="float" office:value="17.510391">
            <text:p>17.510391</text:p>
          </table:table-cell>
          <table:table-cell office:value-type="float" office:value="0.999091219">
            <text:p>0.9990912</text:p>
          </table:table-cell>
          <table:table-cell office:value-type="float" office:value="0.998649674">
            <text:p>0.9986497</text:p>
          </table:table-cell>
          <table:table-cell office:value-type="float" office:value="0.999963767">
            <text:p>0.9999638</text:p>
          </table:table-cell>
          <table:table-cell office:value-type="float" office:value="3.99973117">
            <text:p>3.9997312</text:p>
          </table:table-cell>
          <table:table-cell office:value-type="float" office:value="0.00000570313000000003">
            <text:p>5.70E-006</text:p>
          </table:table-cell>
          <table:table-cell/>
        </table:table-row>
        <table:table-row table:style-name="ro1">
          <table:table-cell/>
          <table:table-cell table:formula="oooc:=(([.G30])*30)/(0.00000976563)" office:value-type="float" office:value="17.0495913">
            <text:p>17.0495913</text:p>
          </table:table-cell>
          <table:table-cell office:value-type="float" office:value="0.999043995">
            <text:p>0.999044</text:p>
          </table:table-cell>
          <table:table-cell office:value-type="float" office:value="0.998026822">
            <text:p>0.9980268</text:p>
          </table:table-cell>
          <table:table-cell office:value-type="float" office:value="0.999976619">
            <text:p>0.9999766</text:p>
          </table:table-cell>
          <table:table-cell office:value-type="float" office:value="3.99982018">
            <text:p>3.9998202</text:p>
          </table:table-cell>
          <table:table-cell office:value-type="float" office:value="0.00000554688000000003">
            <text:p>5.55E-006</text:p>
          </table:table-cell>
          <table:table-cell/>
        </table:table-row>
        <table:table-row table:style-name="ro1">
          <table:table-cell/>
          <table:table-cell table:formula="oooc:=(([.G31])*30)/(0.00000976563)" office:value-type="float" office:value="16.5580715">
            <text:p>16.5580715</text:p>
          </table:table-cell>
          <table:table-cell office:value-type="float" office:value="0.999179017">
            <text:p>0.999179</text:p>
          </table:table-cell>
          <table:table-cell office:value-type="float" office:value="0.997470628">
            <text:p>0.9974706</text:p>
          </table:table-cell>
          <table:table-cell office:value-type="float" office:value="1.00000145">
            <text:p>1.0000015</text:p>
          </table:table-cell>
          <table:table-cell office:value-type="float" office:value="4.00003622">
            <text:p>4.0000362</text:p>
          </table:table-cell>
          <table:table-cell office:value-type="float" office:value="0.00000539063000000004">
            <text:p>5.39E-006</text:p>
          </table:table-cell>
          <table:table-cell/>
        </table:table-row>
        <table:table-row table:style-name="ro1">
          <table:table-cell/>
          <table:table-cell table:formula="oooc:=(([.G32])*30)/(0.00000976563)" office:value-type="float" office:value="16.0665518">
            <text:p>16.0665518</text:p>
          </table:table-cell>
          <table:table-cell office:value-type="float" office:value="0.99951729">
            <text:p>0.9995173</text:p>
          </table:table-cell>
          <table:table-cell office:value-type="float" office:value="0.997245774">
            <text:p>0.9972458</text:p>
          </table:table-cell>
          <table:table-cell office:value-type="float" office:value="1.00003236">
            <text:p>1.0000324</text:p>
          </table:table-cell>
          <table:table-cell office:value-type="float" office:value="4.00037141">
            <text:p>4.0003714</text:p>
          </table:table-cell>
          <table:table-cell office:value-type="float" office:value="0.00000523438000000004">
            <text:p>5.23E-006</text:p>
          </table:table-cell>
          <table:table-cell/>
        </table:table-row>
        <table:table-row table:style-name="ro1">
          <table:table-cell/>
          <table:table-cell table:formula="oooc:=(([.G33])*30)/(0.00000976563)" office:value-type="float" office:value="15.605752">
            <text:p>15.605752</text:p>
          </table:table-cell>
          <table:table-cell office:value-type="float" office:value="1.0000186">
            <text:p>1.0000186</text:p>
          </table:table-cell>
          <table:table-cell office:value-type="float" office:value="0.997599528">
            <text:p>0.9975995</text:p>
          </table:table-cell>
          <table:table-cell office:value-type="float" office:value="1.00005875">
            <text:p>1.0000588</text:p>
          </table:table-cell>
          <table:table-cell office:value-type="float" office:value="4.00077836">
            <text:p>4.0007784</text:p>
          </table:table-cell>
          <table:table-cell office:value-type="float" office:value="0.00000507813000000004">
            <text:p>5.08E-006</text:p>
          </table:table-cell>
          <table:table-cell/>
        </table:table-row>
        <table:table-row table:style-name="ro1">
          <table:table-cell/>
          <table:table-cell table:formula="oooc:=(([.G34])*30)/(0.00000976563)" office:value-type="float" office:value="15.1142323">
            <text:p>15.1142323</text:p>
          </table:table-cell>
          <table:table-cell office:value-type="float" office:value="1.00060359">
            <text:p>1.0006036</text:p>
          </table:table-cell>
          <table:table-cell office:value-type="float" office:value="0.998677568">
            <text:p>0.9986776</text:p>
          </table:table-cell>
          <table:table-cell office:value-type="float" office:value="1.00006935">
            <text:p>1.0000694</text:p>
          </table:table-cell>
          <table:table-cell office:value-type="float" office:value="4.00119209">
            <text:p>4.0011921</text:p>
          </table:table-cell>
          <table:table-cell office:value-type="float" office:value="0.00000492188000000004">
            <text:p>4.92E-00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formula="oooc:=(([.G35])*30)/(0.00000976563)" office:value-type="float" office:value="14.6534325">
            <text:p>14.6534325</text:p>
          </table:table-cell>
          <table:table-cell office:value-type="float" office:value="1.00120208">
            <text:p>1.0012021</text:p>
          </table:table-cell>
          <table:table-cell office:value-type="float" office:value="1.00050243">
            <text:p>1.0005024</text:p>
          </table:table-cell>
          <table:table-cell office:value-type="float" office:value="1.00005676">
            <text:p>1.0000568</text:p>
          </table:table-cell>
          <table:table-cell office:value-type="float" office:value="4.00156114">
            <text:p>4.0015611</text:p>
          </table:table-cell>
          <table:table-cell office:value-type="float" office:value="0.00000476563000000004">
            <text:p>4.77E-006</text:p>
          </table:table-cell>
          <table:table-cell/>
        </table:table-row>
        <table:table-row table:style-name="ro1">
          <table:table-cell/>
          <table:table-cell table:formula="oooc:=(([.G36])*30)/(0.00000976563)" office:value-type="float" office:value="14.1619127">
            <text:p>14.1619127</text:p>
          </table:table-cell>
          <table:table-cell office:value-type="float" office:value="1.00179295">
            <text:p>1.001793</text:p>
          </table:table-cell>
          <table:table-cell office:value-type="float" office:value="1.00295416">
            <text:p>1.0029542</text:p>
          </table:table-cell>
          <table:table-cell office:value-type="float" office:value="1.00002092">
            <text:p>1.0000209</text:p>
          </table:table-cell>
          <table:table-cell office:value-type="float" office:value="4.0018799">
            <text:p>4.0018799</text:p>
          </table:table-cell>
          <table:table-cell office:value-type="float" office:value="0.00000460938000000004">
            <text:p>4.61E-006</text:p>
          </table:table-cell>
          <table:table-cell/>
        </table:table-row>
        <table:table-row table:style-name="ro1">
          <table:table-cell/>
          <table:table-cell table:formula="oooc:=(([.G37])*30)/(0.00000976563)" office:value-type="float" office:value="13.670393">
            <text:p>13.670393</text:p>
          </table:table-cell>
          <table:table-cell office:value-type="float" office:value="1.00241843">
            <text:p>1.0024184</text:p>
          </table:table-cell>
          <table:table-cell office:value-type="float" office:value="1.00578124">
            <text:p>1.0057812</text:p>
          </table:table-cell>
          <table:table-cell office:value-type="float" office:value="0.99996952">
            <text:p>0.9999695</text:p>
          </table:table-cell>
          <table:table-cell office:value-type="float" office:value="4.00221562">
            <text:p>4.0022156</text:p>
          </table:table-cell>
          <table:table-cell office:value-type="float" office:value="0.00000445313000000004">
            <text:p>4.45E-006</text:p>
          </table:table-cell>
          <table:table-cell/>
        </table:table-row>
        <table:table-row table:style-name="ro1">
          <table:table-cell/>
          <table:table-cell table:formula="oooc:=(([.G38])*30)/(0.00000976563)" office:value-type="float" office:value="13.2095932">
            <text:p>13.2095932</text:p>
          </table:table-cell>
          <table:table-cell office:value-type="float" office:value="1.00316197">
            <text:p>1.003162</text:p>
          </table:table-cell>
          <table:table-cell office:value-type="float" office:value="1.00871961">
            <text:p>1.0087196</text:p>
          </table:table-cell>
          <table:table-cell office:value-type="float" office:value="0.999913362">
            <text:p>0.9999134</text:p>
          </table:table-cell>
          <table:table-cell office:value-type="float" office:value="4.00271166">
            <text:p>4.0027117</text:p>
          </table:table-cell>
          <table:table-cell office:value-type="float" office:value="0.00000429688000000004">
            <text:p>4.30E-006</text:p>
          </table:table-cell>
          <table:table-cell/>
        </table:table-row>
        <table:table-row table:style-name="ro1">
          <table:table-cell/>
          <table:table-cell table:formula="oooc:=(([.G39])*30)/(0.00000976563)" office:value-type="float" office:value="12.7180735">
            <text:p>12.7180735</text:p>
          </table:table-cell>
          <table:table-cell office:value-type="float" office:value="1.00411271">
            <text:p>1.0041127</text:p>
          </table:table-cell>
          <table:table-cell office:value-type="float" office:value="1.01161799">
            <text:p>1.011618</text:p>
          </table:table-cell>
          <table:table-cell office:value-type="float" office:value="0.999859804">
            <text:p>0.9998598</text:p>
          </table:table-cell>
          <table:table-cell office:value-type="float" office:value="4.00356922">
            <text:p>4.0035692</text:p>
          </table:table-cell>
          <table:table-cell office:value-type="float" office:value="0.00000414063000000005">
            <text:p>4.14E-006</text:p>
          </table:table-cell>
          <table:table-cell/>
        </table:table-row>
        <table:table-row table:style-name="ro1">
          <table:table-cell/>
          <table:table-cell table:formula="oooc:=(([.G40])*30)/(0.00000976563)" office:value-type="float" office:value="12.2265537">
            <text:p>12.2265537</text:p>
          </table:table-cell>
          <table:table-cell office:value-type="float" office:value="1.0053351">
            <text:p>1.0053351</text:p>
          </table:table-cell>
          <table:table-cell office:value-type="float" office:value="1.0145853">
            <text:p>1.0145853</text:p>
          </table:table-cell>
          <table:table-cell office:value-type="float" office:value="0.999806009">
            <text:p>0.999806</text:p>
          </table:table-cell>
          <table:table-cell office:value-type="float" office:value="4.00501011">
            <text:p>4.0050101</text:p>
          </table:table-cell>
          <table:table-cell office:value-type="float" office:value="0.00000398438000000005">
            <text:p>3.98E-006</text:p>
          </table:table-cell>
          <table:table-cell office:value-type="float" office:value="1.24">
            <text:p>1.24</text:p>
          </table:table-cell>
        </table:table-row>
        <table:table-row table:style-name="ro1">
          <table:table-cell/>
          <table:table-cell table:formula="oooc:=(([.G41])*30)/(0.00000976563)" office:value-type="float" office:value="11.765754">
            <text:p>11.765754</text:p>
          </table:table-cell>
          <table:table-cell office:value-type="float" office:value="1.00687465">
            <text:p>1.0068747</text:p>
          </table:table-cell>
          <table:table-cell office:value-type="float" office:value="1.01799726">
            <text:p>1.0179973</text:p>
          </table:table-cell>
          <table:table-cell office:value-type="float" office:value="0.9997376">
            <text:p>0.9997376</text:p>
          </table:table-cell>
          <table:table-cell office:value-type="float" office:value="4.0072497">
            <text:p>4.0072497</text:p>
          </table:table-cell>
          <table:table-cell office:value-type="float" office:value="0.00000382813000000005">
            <text:p>3.83E-006</text:p>
          </table:table-cell>
          <table:table-cell/>
        </table:table-row>
        <table:table-row table:style-name="ro1">
          <table:table-cell/>
          <table:table-cell table:formula="oooc:=(([.G42])*30)/(0.00000976563)" office:value-type="float" office:value="11.2742342">
            <text:p>11.2742342</text:p>
          </table:table-cell>
          <table:table-cell office:value-type="float" office:value="1.00879342">
            <text:p>1.0087934</text:p>
          </table:table-cell>
          <table:table-cell office:value-type="float" office:value="1.02245764">
            <text:p>1.0224576</text:p>
          </table:table-cell>
          <table:table-cell office:value-type="float" office:value="0.999632375">
            <text:p>0.9996324</text:p>
          </table:table-cell>
          <table:table-cell office:value-type="float" office:value="4.01049155">
            <text:p>4.0104916</text:p>
          </table:table-cell>
          <table:table-cell office:value-type="float" office:value="0.00000367188000000005">
            <text:p>3.67E-006</text:p>
          </table:table-cell>
          <table:table-cell/>
        </table:table-row>
        <table:table-row table:style-name="ro1">
          <table:table-cell/>
          <table:table-cell table:formula="oooc:=(([.G43])*30)/(0.00000976563)" office:value-type="float" office:value="10.8134345">
            <text:p>10.8134345</text:p>
          </table:table-cell>
          <table:table-cell office:value-type="float" office:value="1.01120921">
            <text:p>1.0112092</text:p>
          </table:table-cell>
          <table:table-cell office:value-type="float" office:value="1.02878986">
            <text:p>1.0287899</text:p>
          </table:table-cell>
          <table:table-cell office:value-type="float" office:value="0.999466008">
            <text:p>0.999466</text:p>
          </table:table-cell>
          <table:table-cell office:value-type="float" office:value="4.01491627">
            <text:p>4.0149163</text:p>
          </table:table-cell>
          <table:table-cell office:value-type="float" office:value="0.00000351563000000005">
            <text:p>3.52E-006</text:p>
          </table:table-cell>
          <table:table-cell/>
        </table:table-row>
        <table:table-row table:style-name="ro1">
          <table:table-cell/>
          <table:table-cell table:formula="oooc:=(([.G44])*30)/(0.00000976563)" office:value-type="float" office:value="10.3219147">
            <text:p>10.3219147</text:p>
          </table:table-cell>
          <table:table-cell office:value-type="float" office:value="1.01432055">
            <text:p>1.0143206</text:p>
          </table:table-cell>
          <table:table-cell office:value-type="float" office:value="1.03792567">
            <text:p>1.0379257</text:p>
          </table:table-cell>
          <table:table-cell office:value-type="float" office:value="0.999219686">
            <text:p>0.9992197</text:p>
          </table:table-cell>
          <table:table-cell office:value-type="float" office:value="4.02065751">
            <text:p>4.0206575</text:p>
          </table:table-cell>
          <table:table-cell office:value-type="float" office:value="0.00000335938000000005">
            <text:p>3.36E-006</text:p>
          </table:table-cell>
          <table:table-cell office:value-type="float" office:value="1.76">
            <text:p>1.76</text:p>
          </table:table-cell>
        </table:table-row>
        <table:table-row table:style-name="ro1">
          <table:table-cell/>
          <table:table-cell table:formula="oooc:=(([.G45])*30)/(0.00000976563)" office:value-type="float" office:value="9.830395">
            <text:p>9.830395</text:p>
          </table:table-cell>
          <table:table-cell office:value-type="float" office:value="1.01837362">
            <text:p>1.0183736</text:p>
          </table:table-cell>
          <table:table-cell office:value-type="float" office:value="1.05065753">
            <text:p>1.0506575</text:p>
          </table:table-cell>
          <table:table-cell office:value-type="float" office:value="0.998886425">
            <text:p>0.9988864</text:p>
          </table:table-cell>
          <table:table-cell office:value-type="float" office:value="4.02777106">
            <text:p>4.0277711</text:p>
          </table:table-cell>
          <table:table-cell office:value-type="float" office:value="0.00000320313000000005">
            <text:p>3.20E-006</text:p>
          </table:table-cell>
          <table:table-cell/>
        </table:table-row>
        <table:table-row table:style-name="ro1">
          <table:table-cell/>
          <table:table-cell table:formula="oooc:=(([.G46])*30)/(0.00000976563)" office:value-type="float" office:value="9.3695952">
            <text:p>9.3695952</text:p>
          </table:table-cell>
          <table:table-cell office:value-type="float" office:value="1.02356524">
            <text:p>1.0235652</text:p>
          </table:table-cell>
          <table:table-cell office:value-type="float" office:value="1.06739725">
            <text:p>1.0673973</text:p>
          </table:table-cell>
          <table:table-cell office:value-type="float" office:value="0.998472187">
            <text:p>0.9984722</text:p>
          </table:table-cell>
          <table:table-cell office:value-type="float" office:value="4.03619352">
            <text:p>4.0361935</text:p>
          </table:table-cell>
          <table:table-cell office:value-type="float" office:value="0.00000304688000000005">
            <text:p>3.05E-006</text:p>
          </table:table-cell>
          <table:table-cell/>
        </table:table-row>
        <table:table-row table:style-name="ro1">
          <table:table-cell/>
          <table:table-cell table:formula="oooc:=(([.G47])*30)/(0.00000976563)" office:value-type="float" office:value="8.8780755">
            <text:p>8.8780755</text:p>
          </table:table-cell>
          <table:table-cell office:value-type="float" office:value="1.02994051">
            <text:p>1.0299405</text:p>
          </table:table-cell>
          <table:table-cell office:value-type="float" office:value="1.08805577">
            <text:p>1.0880558</text:p>
          </table:table-cell>
          <table:table-cell office:value-type="float" office:value="0.997992665">
            <text:p>0.9979927</text:p>
          </table:table-cell>
          <table:table-cell office:value-type="float" office:value="4.04568924">
            <text:p>4.0456892</text:p>
          </table:table-cell>
          <table:table-cell office:value-type="float" office:value="0.00000289063000000006">
            <text:p>2.89E-006</text:p>
          </table:table-cell>
          <table:table-cell office:value-type="float" office:value="1.625">
            <text:p>1.625</text:p>
          </table:table-cell>
        </table:table-row>
        <table:table-row table:style-name="ro1">
          <table:table-cell/>
          <table:table-cell table:formula="oooc:=(([.G48])*30)/(0.00000976563)" office:value-type="float" office:value="8.3865557">
            <text:p>8.3865557</text:p>
          </table:table-cell>
          <table:table-cell office:value-type="float" office:value="1.03734118">
            <text:p>1.0373412</text:p>
          </table:table-cell>
          <table:table-cell office:value-type="float" office:value="1.11199846">
            <text:p>1.1119985</text:p>
          </table:table-cell>
          <table:table-cell office:value-type="float" office:value="0.997470424">
            <text:p>0.9974704</text:p>
          </table:table-cell>
          <table:table-cell office:value-type="float" office:value="4.055808">
            <text:p>4.055808</text:p>
          </table:table-cell>
          <table:table-cell office:value-type="float" office:value="0.00000273438000000006">
            <text:p>2.73E-006</text:p>
          </table:table-cell>
          <table:table-cell/>
        </table:table-row>
        <table:table-row table:style-name="ro1">
          <table:table-cell/>
          <table:table-cell table:formula="oooc:=(([.G49])*30)/(0.00000976563)" office:value-type="float" office:value="7.9257559">
            <text:p>7.9257559</text:p>
          </table:table-cell>
          <table:table-cell office:value-type="float" office:value="1.04541254">
            <text:p>1.0454125</text:p>
          </table:table-cell>
          <table:table-cell office:value-type="float" office:value="1.13800168">
            <text:p>1.1380017</text:p>
          </table:table-cell>
          <table:table-cell office:value-type="float" office:value="0.996932197">
            <text:p>0.9969322</text:p>
          </table:table-cell>
          <table:table-cell office:value-type="float" office:value="4.06587685">
            <text:p>4.0658769</text:p>
          </table:table-cell>
          <table:table-cell office:value-type="float" office:value="0.00000257813000000006">
            <text:p>2.58E-006</text:p>
          </table:table-cell>
          <table:table-cell/>
        </table:table-row>
        <table:table-row table:style-name="ro1">
          <table:table-cell/>
          <table:table-cell table:formula="oooc:=(([.G50])*30)/(0.00000976563)" office:value-type="float" office:value="7.4342362">
            <text:p>7.4342362</text:p>
          </table:table-cell>
          <table:table-cell office:value-type="float" office:value="1.05365797">
            <text:p>1.053658</text:p>
          </table:table-cell>
          <table:table-cell office:value-type="float" office:value="1.16423021">
            <text:p>1.1642302</text:p>
          </table:table-cell>
          <table:table-cell office:value-type="float" office:value="0.996400235">
            <text:p>0.9964002</text:p>
          </table:table-cell>
          <table:table-cell office:value-type="float" office:value="4.0750283">
            <text:p>4.0750283</text:p>
          </table:table-cell>
          <table:table-cell office:value-type="float" office:value="0.00000242188000000006">
            <text:p>2.42E-006</text:p>
          </table:table-cell>
          <table:table-cell/>
        </table:table-row>
        <table:table-row table:style-name="ro1">
          <table:table-cell/>
          <table:table-cell table:formula="oooc:=(([.G51])*30)/(0.00000976563)" office:value-type="float" office:value="6.9734364">
            <text:p>6.9734364</text:p>
          </table:table-cell>
          <table:table-cell office:value-type="float" office:value="1.06153494">
            <text:p>1.0615349</text:p>
          </table:table-cell>
          <table:table-cell office:value-type="float" office:value="1.18834446">
            <text:p>1.1883445</text:p>
          </table:table-cell>
          <table:table-cell office:value-type="float" office:value="0.995866923">
            <text:p>0.9958669</text:p>
          </table:table-cell>
          <table:table-cell office:value-type="float" office:value="4.08222363">
            <text:p>4.0822236</text:p>
          </table:table-cell>
          <table:table-cell office:value-type="float" office:value="0.00000226563000000006">
            <text:p>2.27E-006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table:formula="oooc:=(([.G52])*30)/(0.00000976563)" office:value-type="float" office:value="6.4819167">
            <text:p>6.4819167</text:p>
          </table:table-cell>
          <table:table-cell office:value-type="float" office:value="1.06857834">
            <text:p>1.0685783</text:p>
          </table:table-cell>
          <table:table-cell office:value-type="float" office:value="1.20780291">
            <text:p>1.2078029</text:p>
          </table:table-cell>
          <table:table-cell office:value-type="float" office:value="0.995236005">
            <text:p>0.995236</text:p>
          </table:table-cell>
          <table:table-cell office:value-type="float" office:value="4.08617539">
            <text:p>4.0861754</text:p>
          </table:table-cell>
          <table:table-cell office:value-type="float" office:value="0.00000210938000000006">
            <text:p>2.11E-006</text:p>
          </table:table-cell>
          <table:table-cell/>
        </table:table-row>
        <table:table-row table:style-name="ro1">
          <table:table-cell/>
          <table:table-cell table:formula="oooc:=(([.G53])*30)/(0.00000976563)" office:value-type="float" office:value="5.9903969">
            <text:p>5.9903969</text:p>
          </table:table-cell>
          <table:table-cell office:value-type="float" office:value="1.07450801">
            <text:p>1.074508</text:p>
          </table:table-cell>
          <table:table-cell office:value-type="float" office:value="1.22036179">
            <text:p>1.2203618</text:p>
          </table:table-cell>
          <table:table-cell office:value-type="float" office:value="0.994206105">
            <text:p>0.9942061</text:p>
          </table:table-cell>
          <table:table-cell office:value-type="float" office:value="4.08502301">
            <text:p>4.085023</text:p>
          </table:table-cell>
          <table:table-cell office:value-type="float" office:value="0.00000195313000000006">
            <text:p>1.95E-006</text:p>
          </table:table-cell>
          <table:table-cell/>
        </table:table-row>
        <table:table-row table:style-name="ro1">
          <table:table-cell/>
          <table:table-cell table:formula="oooc:=(([.G54])*30)/(0.00000976563)" office:value-type="float" office:value="5.5295972">
            <text:p>5.5295972</text:p>
          </table:table-cell>
          <table:table-cell office:value-type="float" office:value="1.07925254">
            <text:p>1.0792525</text:p>
          </table:table-cell>
          <table:table-cell office:value-type="float" office:value="1.22469006">
            <text:p>1.2246901</text:p>
          </table:table-cell>
          <table:table-cell office:value-type="float" office:value="0.992066501">
            <text:p>0.9920665</text:p>
          </table:table-cell>
          <table:table-cell office:value-type="float" office:value="4.07559469">
            <text:p>4.0755947</text:p>
          </table:table-cell>
          <table:table-cell office:value-type="float" office:value="0.00000179688000000006">
            <text:p>1.80E-006</text:p>
          </table:table-cell>
          <table:table-cell/>
        </table:table-row>
        <table:table-row table:style-name="ro1">
          <table:table-cell/>
          <table:table-cell table:formula="oooc:=(([.G55])*30)/(0.00000976563)" office:value-type="float" office:value="5.0380774">
            <text:p>5.0380774</text:p>
          </table:table-cell>
          <table:table-cell office:value-type="float" office:value="1.08282181">
            <text:p>1.0828218</text:p>
          </table:table-cell>
          <table:table-cell office:value-type="float" office:value="1.22088893">
            <text:p>1.2208889</text:p>
          </table:table-cell>
          <table:table-cell office:value-type="float" office:value="0.987384478">
            <text:p>0.9873845</text:p>
          </table:table-cell>
          <table:table-cell office:value-type="float" office:value="4.05214881">
            <text:p>4.0521488</text:p>
          </table:table-cell>
          <table:table-cell office:value-type="float" office:value="0.00000164063000000007">
            <text:p>1.64E-006</text:p>
          </table:table-cell>
          <table:table-cell office:value-type="float" office:value="1.425">
            <text:p>1.425</text:p>
          </table:table-cell>
        </table:table-row>
        <table:table-row table:style-name="ro1">
          <table:table-cell/>
          <table:table-cell table:formula="oooc:=(([.G56])*30)/(0.00000976563)" office:value-type="float" office:value="4.5465577">
            <text:p>4.5465577</text:p>
          </table:table-cell>
          <table:table-cell office:value-type="float" office:value="1.08505463">
            <text:p>1.0850546</text:p>
          </table:table-cell>
          <table:table-cell office:value-type="float" office:value="1.21058021">
            <text:p>1.2105802</text:p>
          </table:table-cell>
          <table:table-cell office:value-type="float" office:value="0.977609989">
            <text:p>0.97761</text:p>
          </table:table-cell>
          <table:table-cell office:value-type="float" office:value="4.00471429">
            <text:p>4.0047143</text:p>
          </table:table-cell>
          <table:table-cell office:value-type="float" office:value="0.00000148438000000007">
            <text:p>1.48E-006</text:p>
          </table:table-cell>
          <table:table-cell/>
        </table:table-row>
        <table:table-row table:style-name="ro1">
          <table:table-cell/>
          <table:table-cell table:formula="oooc:=(([.G57])*30)/(0.00000976563)" office:value-type="float" office:value="4.0857579">
            <text:p>4.0857579</text:p>
          </table:table-cell>
          <table:table-cell office:value-type="float" office:value="1.08547211">
            <text:p>1.0854721</text:p>
          </table:table-cell>
          <table:table-cell office:value-type="float" office:value="1.19632398">
            <text:p>1.196324</text:p>
          </table:table-cell>
          <table:table-cell office:value-type="float" office:value="0.958713571">
            <text:p>0.9587136</text:p>
          </table:table-cell>
          <table:table-cell office:value-type="float" office:value="3.9175558">
            <text:p>3.9175558</text:p>
          </table:table-cell>
          <table:table-cell office:value-type="float" office:value="0.00000132813000000007">
            <text:p>1.33E-006</text:p>
          </table:table-cell>
          <table:table-cell/>
        </table:table-row>
        <table:table-row table:style-name="ro1">
          <table:table-cell/>
          <table:table-cell table:formula="oooc:=(([.G58])*30)/(0.00000976563)" office:value-type="float" office:value="3.5942382">
            <text:p>3.5942382</text:p>
          </table:table-cell>
          <table:table-cell office:value-type="float" office:value="1.08356829">
            <text:p>1.0835683</text:p>
          </table:table-cell>
          <table:table-cell office:value-type="float" office:value="1.18070557">
            <text:p>1.1807056</text:p>
          </table:table-cell>
          <table:table-cell office:value-type="float" office:value="0.925080661">
            <text:p>0.9250807</text:p>
          </table:table-cell>
          <table:table-cell office:value-type="float" office:value="3.76871715">
            <text:p>3.7687172</text:p>
          </table:table-cell>
          <table:table-cell office:value-type="float" office:value="0.00000117188000000007">
            <text:p>1.17E-006</text:p>
          </table:table-cell>
          <table:table-cell/>
        </table:table-row>
        <table:table-row table:style-name="ro1">
          <table:table-cell/>
          <table:table-cell table:formula="oooc:=(([.G59])*30)/(0.00000976563)" office:value-type="float" office:value="3.1334384">
            <text:p>3.1334384</text:p>
          </table:table-cell>
          <table:table-cell office:value-type="float" office:value="1.07956169">
            <text:p>1.0795617</text:p>
          </table:table-cell>
          <table:table-cell office:value-type="float" office:value="1.16553157">
            <text:p>1.1655316</text:p>
          </table:table-cell>
          <table:table-cell office:value-type="float" office:value="0.869951121">
            <text:p>0.8699511</text:p>
          </table:table-cell>
          <table:table-cell office:value-type="float" office:value="3.5318071">
            <text:p>3.5318071</text:p>
          </table:table-cell>
          <table:table-cell office:value-type="float" office:value="0.00000101563000000007">
            <text:p>1.02E-006</text:p>
          </table:table-cell>
          <table:table-cell/>
        </table:table-row>
        <table:table-row table:style-name="ro1">
          <table:table-cell/>
          <table:table-cell table:formula="oooc:=(([.G60])*30)/(0.00000976563)" office:value-type="float" office:value="2.6388466">
            <text:p>2.6388466</text:p>
          </table:table-cell>
          <table:table-cell office:value-type="float" office:value="1.07490966">
            <text:p>1.0749097</text:p>
          </table:table-cell>
          <table:table-cell office:value-type="float" office:value="1.15040934">
            <text:p>1.1504093</text:p>
          </table:table-cell>
          <table:table-cell office:value-type="float" office:value="0.786625036">
            <text:p>0.786625</text:p>
          </table:table-cell>
          <table:table-cell office:value-type="float" office:value="3.18104252">
            <text:p>3.1810425</text:p>
          </table:table-cell>
          <table:table-cell office:value-type="float" office:value="0.000000859380000000072">
            <text:p>8.59E-007</text:p>
          </table:table-cell>
          <table:table-cell/>
        </table:table-row>
        <table:table-row table:style-name="ro1">
          <table:table-cell/>
          <table:table-cell table:formula="oooc:=(([.G61])*30)/(0.00000976563)" office:value-type="float" office:value="2.1596149">
            <text:p>2.1596149</text:p>
          </table:table-cell>
          <table:table-cell office:value-type="float" office:value="1.07107147">
            <text:p>1.0710715</text:p>
          </table:table-cell>
          <table:table-cell office:value-type="float" office:value="1.13181652">
            <text:p>1.1318165</text:p>
          </table:table-cell>
          <table:table-cell office:value-type="float" office:value="0.670209588">
            <text:p>0.6702096</text:p>
          </table:table-cell>
          <table:table-cell office:value-type="float" office:value="2.69892714">
            <text:p>2.6989271</text:p>
          </table:table-cell>
          <table:table-cell office:value-type="float" office:value="0.000000703130000000073">
            <text:p>7.03E-007</text:p>
          </table:table-cell>
          <table:table-cell/>
        </table:table-row>
        <table:table-row table:style-name="ro1">
          <table:table-cell/>
          <table:table-cell table:formula="oooc:=(([.G62])*30)/(0.00000976563)" office:value-type="float" office:value="1.6803831">
            <text:p>1.6803831</text:p>
          </table:table-cell>
          <table:table-cell office:value-type="float" office:value="1.06650598">
            <text:p>1.066506</text:p>
          </table:table-cell>
          <table:table-cell office:value-type="float" office:value="1.11191322">
            <text:p>1.1119132</text:p>
          </table:table-cell>
          <table:table-cell office:value-type="float" office:value="0.519010466">
            <text:p>0.5190105</text:p>
          </table:table-cell>
          <table:table-cell office:value-type="float" office:value="2.0814727">
            <text:p>2.0814727</text:p>
          </table:table-cell>
          <table:table-cell office:value-type="float" office:value="0.000000546880000000075">
            <text:p>5.47E-007</text:p>
          </table:table-cell>
          <table:table-cell/>
        </table:table-row>
        <table:table-row table:style-name="ro1">
          <table:table-cell/>
          <table:table-cell table:formula="oooc:=(([.G63])*30)/(0.00000976563)" office:value-type="float" office:value="1.2011514">
            <text:p>1.2011514</text:p>
          </table:table-cell>
          <table:table-cell office:value-type="float" office:value="1.05631139">
            <text:p>1.0563114</text:p>
          </table:table-cell>
          <table:table-cell office:value-type="float" office:value="1.10052105">
            <text:p>1.1005211</text:p>
          </table:table-cell>
          <table:table-cell office:value-type="float" office:value="0.334169478">
            <text:p>0.3341695</text:p>
          </table:table-cell>
          <table:table-cell office:value-type="float" office:value="1.33449067">
            <text:p>1.3344907</text:p>
          </table:table-cell>
          <table:table-cell office:value-type="float" office:value="0.000000390630000000076">
            <text:p>3.91E-007</text:p>
          </table:table-cell>
          <table:table-cell/>
        </table:table-row>
        <table:table-row table:style-name="ro1">
          <table:table-cell/>
          <table:table-cell table:formula="oooc:=(([.G64])*30)/(0.00000976563)" office:value-type="float" office:value="0.7188476">
            <text:p>0.7188476</text:p>
          </table:table-cell>
          <table:table-cell office:value-type="float" office:value="1.02942054">
            <text:p>1.0294205</text:p>
          </table:table-cell>
          <table:table-cell office:value-type="float" office:value="1.10063859">
            <text:p>1.1006386</text:p>
          </table:table-cell>
          <table:table-cell office:value-type="float" office:value="0.1175942">
            <text:p>0.1175942</text:p>
          </table:table-cell>
          <table:table-cell office:value-type="float" office:value="0.467993715">
            <text:p>0.4679937</text:p>
          </table:table-cell>
          <table:table-cell office:value-type="float" office:value="0.000000234380000000077">
            <text:p>2.34E-007</text:p>
          </table:table-cell>
          <table:table-cell office:value-type="float" office:value="1.375">
            <text:p>1.375</text:p>
          </table:table-cell>
        </table:table-row>
        <table:table-row table:style-name="ro1">
          <table:table-cell/>
          <table:table-cell>
            <draw:frame table:end-cell-address="Sheet1.J91" table:end-x="0.8358in" table:end-y="0.0323in" draw:z-index="0" svg:width="7.6264in" svg:height="4.3008in" svg:x="0.3213in" svg:y="0.0839in">
              <draw:object draw:notify-on-update-of-ranges="Sheet1.B3:Sheet1.B64 Sheet1.D3:Sheet1.D64 Sheet1.H3:Sheet1.H6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Bitstream Vera Sans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2">11/12/2007</text:date>, <text:time>18:0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ndre Medeiros</meta:initial-creator>
    <meta:creation-date>2007-11-12T17:50:30</meta:creation-date>
    <dc:creator>Andre Medeiros</dc:creator>
    <dc:date>2007-11-12T18:07:00</dc:date>
    <dc:language>en-US</dc:language>
    <meta:editing-cycles>2</meta:editing-cycles>
    <meta:editing-duration>PT16M31S</meta:editing-duration>
    <meta:user-defined meta:name="Info 1"/>
    <meta:user-defined meta:name="Info 2"/>
    <meta:user-defined meta:name="Info 3"/>
    <meta:user-defined meta:name="Info 4"/>
    <meta:document-statistic meta:table-count="3" meta:cell-count="3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Bitstream Vera Sans'" style:font-family-generic="swiss" style:font-pitch="variable" fo:font-size="20.2999992370605pt" style:font-family-asian="'Bitstream Vera Sans'" style:font-family-generic-asian="system" style:font-pitch-asian="variable" style:font-size-asian="20.2999992370605pt" style:font-family-complex="'Bitstream Vera Sans'" style:font-family-generic-complex="system" style:font-pitch-complex="variable" style:font-size-complex="20.2999992370605pt"/>
    </style:style>
    <style:style style:name="ch3" style:family="chart">
      <style:graphic-properties draw:fill="solid" draw:fill-color="#d9d9d9"/>
      <style:text-properties fo:font-family="'Bitstream Vera Sans'" style:font-family-generic="swiss" style:font-pitch="variable" fo:font-size="9.30000019073486pt" style:font-family-asian="'Bitstream Vera Sans'" style:font-family-generic-asian="system" style:font-pitch-asian="variable" style:font-size-asian="9.30000019073486pt" style:font-family-complex="'Bitstream Vera Sans'" style:font-family-generic-complex="system" style:font-pitch-complex="variable" style:font-size-complex="9.3000001907348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.8999996185303pt" style:font-family-asian="'Bitstream Vera Sans'" style:font-family-generic-asian="system" style:font-pitch-asian="variable" style:font-size-asian="10.8999996185303pt" style:font-family-complex="'Bitstream Vera Sans'" style:font-family-generic-complex="system" style:font-pitch-complex="variable" style:font-size-complex="10.8999996185303pt"/>
    </style:style>
    <style:style style:name="ch6" style:family="chart">
      <style:chart-properties style:direction="ltr"/>
      <style:graphic-properties draw:stroke="none" draw:fill="none"/>
      <style:text-properties fo:font-family="'Bitstream Vera Sans'" style:font-family-generic="swiss" style:font-pitch="variable" fo:font-size="14pt" style:font-family-asian="'Bitstream Vera Sans'" style:font-family-generic-asian="system" style:font-pitch-asian="variable" style:font-size-asian="14pt" style:font-family-complex="'Bitstream Vera Sans'" style:font-family-generic-complex="system" style:font-pitch-complex="variable" style:font-size-complex="14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.8999996185303pt" style:font-family-asian="'Bitstream Vera Sans'" style:font-family-generic-asian="system" style:font-pitch-asian="variable" style:font-size-asian="10.8999996185303pt" style:font-family-complex="'Bitstream Vera Sans'" style:font-family-generic-complex="system" style:font-pitch-complex="variable" style:font-size-complex="10.8999996185303pt"/>
    </style:style>
    <style:style style:name="ch8" style:family="chart">
      <style:graphic-properties svg:stroke-color="#800080" draw:fill-color="#800080"/>
      <style:text-properties fo:font-family="'Bitstream Vera Sans'" style:font-family-generic="swiss" style:font-pitch="variable" fo:font-size="9.30000019073486pt" style:font-family-asian="'Bitstream Vera Sans'" style:font-family-generic-asian="system" style:font-pitch-asian="variable" style:font-size-asian="9.30000019073486pt" style:font-family-complex="'Bitstream Vera Sans'" style:font-family-generic-complex="system" style:font-pitch-complex="variable" style:font-size-complex="9.30000019073486pt"/>
    </style:style>
    <style:style style:name="ch9" style:family="chart">
      <style:graphic-properties svg:stroke-color="#666666" draw:fill-color="#666666"/>
      <style:text-properties fo:font-family="'Bitstream Vera Sans'" style:font-family-generic="swiss" style:font-pitch="variable" fo:font-size="9.30000019073486pt" style:font-family-asian="'Bitstream Vera Sans'" style:font-family-generic-asian="system" style:font-pitch-asian="variable" style:font-size-asian="9.30000019073486pt" style:font-family-complex="'Bitstream Vera Sans'" style:font-family-generic-complex="system" style:font-pitch-complex="variable" style:font-size-complex="9.30000019073486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9.372cm" svg:height="10.925cm" chart:class="chart:scatter" chart:style-name="ch1">
        <chart:title svg:x="6.654cm" svg:y="0.218cm" chart:style-name="ch2">
          <text:p>Pressão na saída</text:p>
        </chart:title>
        <chart:legend chart:legend-position="end" svg:x="16.785cm" svg:y="4.918cm" chart:style-name="ch3"/>
        <chart:plot-area chart:style-name="ch4" table:cell-range-address="Sheet1.$B$3:.$B$64 Sheet1.$D$3:.$D$64 Sheet1.$H$3:.$H$64" chart:table-number-list="0 0 0" svg:x="0.386cm" svg:y="1.492cm" svg:width="15.628cm" svg:height="9.215cm">
          <chart:axis chart:dimension="x" chart:name="primary-x" chart:style-name="ch5">
            <chart:title svg:x="7.42cm" svg:y="10.128cm" chart:style-name="ch6">
              <text:p>y normalizado</text:p>
            </chart:title>
            <chart:categories table:cell-range-address="local-table.A2:.A63"/>
          </chart:axis>
          <chart:axis chart:dimension="y" chart:name="primary-y" chart:style-name="ch7">
            <chart:title svg:x="0.386cm" svg:y="6.429cm" chart:style-name="ch6">
              <text:p>P / Plivre</text:p>
            </chart:title>
            <chart:grid chart:class="major"/>
          </chart:axis>
          <chart:series chart:style-name="ch8">
            <chart:domain/>
            <chart:data-point chart:repeated="62"/>
          </chart:series>
          <chart:series chart:style-name="ch9">
            <chart:data-point chart:repeated="6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ow 64</text:p>
              </table:table-cell>
              <table:table-cell office:value-type="float" office:value="0.7188476">
                <text:p>0.7188476</text:p>
              </table:table-cell>
              <table:table-cell office:value-type="float" office:value="1.1006386">
                <text:p>1.1006386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1.2011514">
                <text:p>1.2011514</text:p>
              </table:table-cell>
              <table:table-cell office:value-type="float" office:value="1.1005211">
                <text:p>1.10052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1.6803831">
                <text:p>1.6803831</text:p>
              </table:table-cell>
              <table:table-cell office:value-type="float" office:value="1.1119132">
                <text:p>1.11191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2.1596149">
                <text:p>2.1596149</text:p>
              </table:table-cell>
              <table:table-cell office:value-type="float" office:value="1.1318165">
                <text:p>1.131816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2.6388466">
                <text:p>2.6388466</text:p>
              </table:table-cell>
              <table:table-cell office:value-type="float" office:value="1.1504093">
                <text:p>1.150409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3.1334384">
                <text:p>3.1334384</text:p>
              </table:table-cell>
              <table:table-cell office:value-type="float" office:value="1.1655316">
                <text:p>1.16553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3.5942382">
                <text:p>3.5942382</text:p>
              </table:table-cell>
              <table:table-cell office:value-type="float" office:value="1.1807056">
                <text:p>1.180705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4.0857579">
                <text:p>4.0857579</text:p>
              </table:table-cell>
              <table:table-cell office:value-type="float" office:value="1.196324">
                <text:p>1.1963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4.5465577">
                <text:p>4.5465577</text:p>
              </table:table-cell>
              <table:table-cell office:value-type="float" office:value="1.2105802">
                <text:p>1.210580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5.0380774">
                <text:p>5.0380774</text:p>
              </table:table-cell>
              <table:table-cell office:value-type="float" office:value="1.2208889">
                <text:p>1.2208889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5.5295972">
                <text:p>5.5295972</text:p>
              </table:table-cell>
              <table:table-cell office:value-type="float" office:value="1.2246901">
                <text:p>1.224690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5.9903969">
                <text:p>5.9903969</text:p>
              </table:table-cell>
              <table:table-cell office:value-type="float" office:value="1.2203618">
                <text:p>1.22036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6.4819167">
                <text:p>6.4819167</text:p>
              </table:table-cell>
              <table:table-cell office:value-type="float" office:value="1.2078029">
                <text:p>1.207802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6.9734364">
                <text:p>6.9734364</text:p>
              </table:table-cell>
              <table:table-cell office:value-type="float" office:value="1.1883445">
                <text:p>1.18834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7.4342362">
                <text:p>7.4342362</text:p>
              </table:table-cell>
              <table:table-cell office:value-type="float" office:value="1.1642302">
                <text:p>1.164230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7.9257559">
                <text:p>7.9257559</text:p>
              </table:table-cell>
              <table:table-cell office:value-type="float" office:value="1.1380017">
                <text:p>1.13800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8.3865557">
                <text:p>8.3865557</text:p>
              </table:table-cell>
              <table:table-cell office:value-type="float" office:value="1.1119985">
                <text:p>1.111998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8.8780755">
                <text:p>8.8780755</text:p>
              </table:table-cell>
              <table:table-cell office:value-type="float" office:value="1.0880558">
                <text:p>1.0880558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9.3695952">
                <text:p>9.3695952</text:p>
              </table:table-cell>
              <table:table-cell office:value-type="float" office:value="1.0673973">
                <text:p>1.067397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9.830395">
                <text:p>9.830395</text:p>
              </table:table-cell>
              <table:table-cell office:value-type="float" office:value="1.0506575">
                <text:p>1.050657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10.3219147">
                <text:p>10.3219147</text:p>
              </table:table-cell>
              <table:table-cell office:value-type="float" office:value="1.0379257">
                <text:p>1.037925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10.8134345">
                <text:p>10.8134345</text:p>
              </table:table-cell>
              <table:table-cell office:value-type="float" office:value="1.0287899">
                <text:p>1.028789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11.2742342">
                <text:p>11.2742342</text:p>
              </table:table-cell>
              <table:table-cell office:value-type="float" office:value="1.0224576">
                <text:p>1.022457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11.765754">
                <text:p>11.765754</text:p>
              </table:table-cell>
              <table:table-cell office:value-type="float" office:value="1.0179973">
                <text:p>1.017997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12.2265537">
                <text:p>12.2265537</text:p>
              </table:table-cell>
              <table:table-cell office:value-type="float" office:value="1.0145853">
                <text:p>1.014585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12.7180735">
                <text:p>12.7180735</text:p>
              </table:table-cell>
              <table:table-cell office:value-type="float" office:value="1.011618">
                <text:p>1.0116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13.2095932">
                <text:p>13.2095932</text:p>
              </table:table-cell>
              <table:table-cell office:value-type="float" office:value="1.0087196">
                <text:p>1.008719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13.670393">
                <text:p>13.670393</text:p>
              </table:table-cell>
              <table:table-cell office:value-type="float" office:value="1.0057812">
                <text:p>1.00578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14.1619127">
                <text:p>14.1619127</text:p>
              </table:table-cell>
              <table:table-cell office:value-type="float" office:value="1.0029542">
                <text:p>1.002954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14.6534325">
                <text:p>14.6534325</text:p>
              </table:table-cell>
              <table:table-cell office:value-type="float" office:value="1.0005024">
                <text:p>1.00050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15.1142323">
                <text:p>15.1142323</text:p>
              </table:table-cell>
              <table:table-cell office:value-type="float" office:value="0.9986776">
                <text:p>0.9986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15.605752">
                <text:p>15.605752</text:p>
              </table:table-cell>
              <table:table-cell office:value-type="float" office:value="0.9975995">
                <text:p>0.997599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16.0665518">
                <text:p>16.0665518</text:p>
              </table:table-cell>
              <table:table-cell office:value-type="float" office:value="0.9972458">
                <text:p>0.997245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16.5580715">
                <text:p>16.5580715</text:p>
              </table:table-cell>
              <table:table-cell office:value-type="float" office:value="0.9974706">
                <text:p>0.997470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17.0495913">
                <text:p>17.0495913</text:p>
              </table:table-cell>
              <table:table-cell office:value-type="float" office:value="0.9980268">
                <text:p>0.998026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17.510391">
                <text:p>17.510391</text:p>
              </table:table-cell>
              <table:table-cell office:value-type="float" office:value="0.9986497">
                <text:p>0.998649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18.0019108">
                <text:p>18.0019108</text:p>
              </table:table-cell>
              <table:table-cell office:value-type="float" office:value="0.9991579">
                <text:p>0.999157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18.4934305">
                <text:p>18.4934305</text:p>
              </table:table-cell>
              <table:table-cell office:value-type="float" office:value="0.9994785">
                <text:p>0.999478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18.9542303">
                <text:p>18.9542303</text:p>
              </table:table-cell>
              <table:table-cell office:value-type="float" office:value="0.9996282">
                <text:p>0.9996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9.44575">
                <text:p>19.44575</text:p>
              </table:table-cell>
              <table:table-cell office:value-type="float" office:value="0.9996281">
                <text:p>0.999628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9.9065498">
                <text:p>19.9065498</text:p>
              </table:table-cell>
              <table:table-cell office:value-type="float" office:value="0.999596">
                <text:p>0.99959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20.3980696">
                <text:p>20.3980696</text:p>
              </table:table-cell>
              <table:table-cell office:value-type="float" office:value="0.9995479">
                <text:p>0.999547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20.8895893">
                <text:p>20.8895893</text:p>
              </table:table-cell>
              <table:table-cell office:value-type="float" office:value="0.99955">
                <text:p>0.9995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21.3503891">
                <text:p>21.3503891</text:p>
              </table:table-cell>
              <table:table-cell office:value-type="float" office:value="0.9996503">
                <text:p>0.9996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21.8419088">
                <text:p>21.8419088</text:p>
              </table:table-cell>
              <table:table-cell office:value-type="float" office:value="0.9998862">
                <text:p>0.99988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22.3334286">
                <text:p>22.3334286</text:p>
              </table:table-cell>
              <table:table-cell office:value-type="float" office:value="1.0002759">
                <text:p>1.000275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22.7942283">
                <text:p>22.7942283</text:p>
              </table:table-cell>
              <table:table-cell office:value-type="float" office:value="1.0008326">
                <text:p>1.000832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23.2857481">
                <text:p>23.2857481</text:p>
              </table:table-cell>
              <table:table-cell office:value-type="float" office:value="1.00154">
                <text:p>1.0015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23.7465478">
                <text:p>23.7465478</text:p>
              </table:table-cell>
              <table:table-cell office:value-type="float" office:value="1.0023489">
                <text:p>1.0023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24.2380676">
                <text:p>24.2380676</text:p>
              </table:table-cell>
              <table:table-cell office:value-type="float" office:value="1.003157">
                <text:p>1.00315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24.7295873">
                <text:p>24.7295873</text:p>
              </table:table-cell>
              <table:table-cell office:value-type="float" office:value="1.0038325">
                <text:p>1.003832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25.1903871">
                <text:p>25.1903871</text:p>
              </table:table-cell>
              <table:table-cell office:value-type="float" office:value="1.0042731">
                <text:p>1.00427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5.6819069">
                <text:p>25.6819069</text:p>
              </table:table-cell>
              <table:table-cell office:value-type="float" office:value="1.0044606">
                <text:p>1.0044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26.1734266">
                <text:p>26.1734266</text:p>
              </table:table-cell>
              <table:table-cell office:value-type="float" office:value="1.0044807">
                <text:p>1.004480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26.6342264">
                <text:p>26.6342264</text:p>
              </table:table-cell>
              <table:table-cell office:value-type="float" office:value="1.0044086">
                <text:p>1.004408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27.1257461">
                <text:p>27.1257461</text:p>
              </table:table-cell>
              <table:table-cell office:value-type="float" office:value="1.0042954">
                <text:p>1.004295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27.5865459">
                <text:p>27.5865459</text:p>
              </table:table-cell>
              <table:table-cell office:value-type="float" office:value="1.0041479">
                <text:p>1.004147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28.0780656">
                <text:p>28.0780656</text:p>
              </table:table-cell>
              <table:table-cell office:value-type="float" office:value="1.0039341">
                <text:p>1.0039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28.5695854">
                <text:p>28.5695854</text:p>
              </table:table-cell>
              <table:table-cell office:value-type="float" office:value="1.0035896">
                <text:p>1.003589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29.0303851">
                <text:p>29.0303851</text:p>
              </table:table-cell>
              <table:table-cell office:value-type="float" office:value="1.0029711">
                <text:p>1.0029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29.5219049">
                <text:p>29.5219049</text:p>
              </table:table-cell>
              <table:table-cell office:value-type="float" office:value="1.0019956">
                <text:p>1.001995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0.0134246">
                <text:p>30.01342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